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71000000635799F5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fill-color="#99cc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textarea-horizontal-align="center" draw:textarea-vertical-align="middl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marker-start="" draw:marker-end="Arrow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ffb515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fill="none" draw:fill-color="#ccccff" draw:textarea-horizontal-align="justify" draw:textarea-vertical-align="middle" draw:auto-grow-height="false"/>
    </style:style>
    <style:style style:name="pr1" style:family="presentation" style:parent-style-name="Default_20_2-title">
      <style:graphic-properties fo:min-height="3.256cm"/>
    </style:style>
    <style:style style:name="pr2" style:family="presentation" style:parent-style-name="Default_20_2-subtitle">
      <style:graphic-properties draw:fill-color="#ffffff" fo:min-height="13.61cm"/>
    </style:style>
    <style:style style:name="pr3" style:family="presentation" style:parent-style-name="Default_20_2-notes">
      <style:graphic-properties draw:fill-color="#ffffff" draw:auto-grow-height="true" fo:min-height="12.573cm"/>
    </style:style>
    <style:style style:name="pr4" style:family="presentation" style:parent-style-name="Default_20_1-title">
      <style:graphic-properties draw:auto-grow-height="true" fo:min-height="3.507cm"/>
    </style:style>
    <style:style style:name="pr5" style:family="presentation" style:parent-style-name="Default_20_1-outline1" style:list-style-name="L2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2.573cm"/>
    </style:style>
    <style:style style:name="pr7" style:family="presentation" style:parent-style-name="Default_20_1-outline1" style:list-style-name="L2">
      <style:graphic-properties fo:min-height="13.61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outline1" style:list-style-name="L2">
      <style:graphic-properties fo:min-height="13.61cm"/>
    </style:style>
    <style:style style:name="pr10" style:family="presentation" style:parent-style-name="Default_20_1-outline1" style:list-style-name="L2">
      <style:graphic-properties fo:min-height="13.61cm"/>
    </style:style>
    <style:style style:name="pr11" style:family="presentation" style:parent-style-name="Default_20_1-outline1" style:list-style-name="L2">
      <style:graphic-properties fo:min-height="13.61cm"/>
    </style:style>
    <style:style style:name="pr12" style:family="presentation" style:parent-style-name="Default_20_1-outline1" style:list-style-name="L2">
      <style:graphic-properties fo:min-height="13.61cm"/>
    </style:style>
    <style:style style:name="pr13" style:family="presentation" style:parent-style-name="Default_20_1-outline1" style:list-style-name="L2">
      <style:graphic-properties fo:min-height="13.61cm"/>
    </style:style>
    <style:style style:name="pr14" style:family="presentation" style:parent-style-name="Default_20_1-outline1" style:list-style-name="L2">
      <style:graphic-properties fo:min-height="13.61cm"/>
    </style:style>
    <style:style style:name="pr15" style:family="presentation" style:parent-style-name="Default_20_1-outline1" style:list-style-name="L2">
      <style:graphic-properties fo:min-height="13.61cm"/>
    </style:style>
    <style:style style:name="pr16" style:family="presentation" style:parent-style-name="Default_20_1-outline1" style:list-style-name="L2">
      <style:graphic-properties fo:min-height="13.61cm"/>
    </style:style>
    <style:style style:name="pr17" style:family="presentation" style:parent-style-name="Default_20_1-outline1" style:list-style-name="L2">
      <style:graphic-properties fo:min-height="13.61cm"/>
    </style:style>
    <style:style style:name="pr18" style:family="presentation" style:parent-style-name="Default_20_1-outline1" style:list-style-name="L2">
      <style:graphic-properties fo:min-height="13.61cm"/>
    </style:style>
    <style:style style:name="pr19" style:family="presentation" style:parent-style-name="Default_20_1-outline1" style:list-style-name="L2">
      <style:graphic-properties fo:min-height="13.61cm"/>
    </style:style>
    <style:style style:name="pr20" style:family="presentation" style:parent-style-name="Default_20_1-outline1" style:list-style-name="L2">
      <style:graphic-properties fo:min-height="13.61cm"/>
    </style:style>
    <style:style style:name="pr21" style:family="presentation" style:parent-style-name="Default_20_1-outline1" style:list-style-name="L2">
      <style:graphic-properties fo:min-height="13.61cm"/>
    </style:style>
    <style:style style:name="pr22" style:family="presentation" style:parent-style-name="Default_20_1-outline1" style:list-style-name="L2">
      <style:graphic-properties fo:min-height="13.61cm"/>
    </style:style>
    <style:style style:name="pr23" style:family="presentation" style:parent-style-name="Default_20_1-outline1" style:list-style-name="L2">
      <style:graphic-properties fo:min-height="13.61cm"/>
    </style:style>
    <style:style style:name="pr24" style:family="presentation" style:parent-style-name="Default_20_1-outline1" style:list-style-name="L2">
      <style:graphic-properties fo:min-height="13.61cm"/>
    </style:style>
    <style:style style:name="pr25" style:family="presentation" style:parent-style-name="Default_20_1-outline1" style:list-style-name="L2">
      <style:graphic-properties fo:min-height="13.61cm"/>
    </style:style>
    <style:style style:name="pr26" style:family="presentation" style:parent-style-name="Default_20_1-outline1" style:list-style-name="L2">
      <style:graphic-properties fo:min-height="13.61cm"/>
    </style:style>
    <style:style style:name="pr27" style:family="presentation" style:parent-style-name="Default_20_1-outline1" style:list-style-name="L2">
      <style:graphic-properties fo:min-height="13.61cm"/>
    </style:style>
    <style:style style:name="pr28" style:family="presentation" style:parent-style-name="Default_20_1-outline1" style:list-style-name="L2">
      <style:graphic-properties fo:min-height="13.61cm"/>
    </style:style>
    <style:style style:name="pr29" style:family="presentation" style:parent-style-name="Default_20_1-outline1" style:list-style-name="L2">
      <style:graphic-properties fo:min-height="13.61cm"/>
    </style:style>
    <style:style style:name="pr30" style:family="presentation" style:parent-style-name="Default_20_1-outline1" style:list-style-name="L2">
      <style:graphic-properties fo:min-height="13.61cm"/>
    </style:style>
    <style:style style:name="pr31" style:family="presentation" style:parent-style-name="Default_20_1-outline1" style:list-style-name="L2">
      <style:graphic-properties fo:min-height="13.61cm"/>
    </style:style>
    <style:style style:name="P1" style:family="paragraph">
      <style:text-properties fo:font-family="'Bitstream Charter'" style:font-family-generic="roman" style:font-pitch="variabl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'Bitstream Charter'" style:font-family-generic="roman" style:font-pitch="variable"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10 Pitch'" style:font-pitch="fixed" fo:font-size="16pt" style:font-size-asian="16pt" style:font-size-complex="16pt"/>
    </style:style>
    <style:style style:name="T4" style:family="text">
      <style:text-properties fo:font-family="'Courier 10 Pitch'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14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829cm" text:min-label-width="0.88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743cm" text:min-label-width="0.88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658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914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829cm" text:min-label-width="0.88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.743cm" text:min-label-width="0.889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658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61cm" svg:x="1.4cm" svg:y="5.039cm" presentation:class="subtitle">
          <draw:text-box>
            <text:p><text:span text:style-name="T1">Case Study</text:span><text:span text:style-name="T1"><text:line-break/></text:span><text:span text:style-name="T1">“Pizza bestellen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>
          <draw:text-box>
            <text:p>Agenda</text:p>
          </draw:text-box>
        </draw:frame>
        <draw:frame presentation:style-name="pr5" draw:layer="layout" svg:width="26.67cm" svg:height="13.86cm" svg:x="0.635cm" svg:y="4.614cm" presentation:class="outline" presentation:user-transformed="true">
          <draw:text-box>
            <text:list text:style-name="L2">
              <text:list-item>
                <text:p>Datenbank Design</text:p>
              </text:list-item>
              <text:list-item>
                <text:p>Klassen Diagramm</text:p>
              </text:list-item>
              <text:list-item>
                <text:p>User Interface</text:p>
              </text:list-item>
              <text:list-item>
                <text:p>SQL Abfrag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Übersicht</text:p>
          </draw:text-box>
        </draw:frame>
        <draw:frame presentation:style-name="pr7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Filiale</text:p>
                <text:list>
                  <text:list-item>
                    <text:p>Die Filiale besteht aus Angaben zur Anschrift etc.</text:p>
                  </text:list-item>
                  <text:list-item>
                    <text:p>Aus den Anforderungen ergibt sich, dass mehrere Filialen existieren.</text:p>
                  </text:list-item>
                </text:list>
              </text:list-item>
              <text:list-item>
                <text:p>Kunde</text:p>
                <text:list>
                  <text:list-item>
                    <text:p>Name, Anschrift, Telefonnummer etc.</text:p>
                  </text:list-item>
                </text:list>
              </text:list-item>
              <text:list-item>
                <text:p>Pizza</text:p>
                <text:list>
                  <text:list-item>
                    <text:p>Eine Pizza besteht aus der gewählten Größe und einer Menge von Zut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Übersicht</text:p>
          </draw:text-box>
        </draw:frame>
        <draw:frame presentation:style-name="pr9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Bestellung</text:p>
                <text:list>
                  <text:list-item>
                    <text:p>Kunde, Filiale, Pizza, Zeitpunkt der Bestell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Beziehungen</text:p>
          </draw:text-box>
        </draw:frame>
        <draw:frame presentation:style-name="pr10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Filiale zur Bestellung</text:p>
              </text:list-item>
            </text:list>
          </draw:text-box>
        </draw:frame>
        <draw:custom-shape draw:style-name="gr2" draw:text-style-name="P2" draw:layer="layout" svg:width="6.35cm" svg:height="5.08cm" svg:x="3.81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10.16cm" svg:x2="10.16cm" svg:y2="10.16cm">
          <text:p/>
        </draw:line>
        <draw:frame draw:style-name="gr4" draw:layer="layout" svg:width="6.35cm" svg:height="0.962cm" svg:x="3.81cm" svg:y="8.89cm">
          <draw:text-box>
            <text:p text:style-name="P2">Bestellung</text:p>
          </draw:text-box>
        </draw:frame>
        <draw:custom-shape draw:style-name="gr2" draw:text-style-name="P2" draw:layer="layout" svg:width="6.35cm" svg:height="5.08cm" svg:x="15.24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4cm" svg:y1="10.16cm" svg:x2="21.59cm" svg:y2="10.16cm">
          <text:p/>
        </draw:line>
        <draw:frame draw:style-name="gr4" draw:layer="layout" svg:width="6.35cm" svg:height="0.962cm" svg:x="15.24cm" svg:y="8.89cm">
          <draw:text-box>
            <text:p text:style-name="P2">Filiale</text:p>
          </draw:text-box>
        </draw:frame>
        <draw:line draw:style-name="gr3" draw:text-style-name="P2" draw:layer="layout" svg:x1="10.16cm" svg:y1="11.43cm" svg:x2="15.24cm" svg:y2="11.43cm">
          <text:p/>
        </draw:line>
        <draw:frame draw:style-name="gr4" draw:layer="layout" svg:width="0.635cm" svg:height="0.962cm" svg:x="10.16cm" svg:y="10.56cm">
          <draw:text-box>
            <text:p>1</text:p>
          </draw:text-box>
        </draw:frame>
        <draw:frame draw:style-name="gr4" draw:layer="layout" svg:width="0.635cm" svg:height="0.962cm" svg:x="14.505cm" svg:y="10.56cm">
          <draw:text-box>
            <text:p>1</text:p>
          </draw:text-box>
        </draw:frame>
        <draw:frame draw:style-name="gr4" draw:layer="layout" svg:width="1.905cm" svg:height="0.962cm" svg:x="11.595cm" svg:y="10.16cm">
          <draw:text-box>
            <text:p>für</text:p>
          </draw:text-box>
        </draw:frame>
        <draw:custom-shape draw:style-name="gr5" draw:text-style-name="P2" draw:layer="layout" svg:width="0.635cm" svg:height="0.635cm" draw:transform="rotate (-1.57079632679579) translate (13.905cm 10.3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Beziehungen</text:p>
          </draw:text-box>
        </draw:frame>
        <draw:frame presentation:style-name="pr11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Kunde zur Bestellung</text:p>
              </text:list-item>
            </text:list>
          </draw:text-box>
        </draw:frame>
        <draw:custom-shape draw:style-name="gr2" draw:text-style-name="P2" draw:layer="layout" svg:width="6.35cm" svg:height="5.08cm" svg:x="3.81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10.16cm" svg:x2="10.16cm" svg:y2="10.16cm">
          <text:p/>
        </draw:line>
        <draw:frame draw:style-name="gr4" draw:layer="layout" svg:width="6.35cm" svg:height="0.962cm" svg:x="3.81cm" svg:y="8.89cm">
          <draw:text-box>
            <text:p text:style-name="P2">Kunde</text:p>
          </draw:text-box>
        </draw:frame>
        <draw:custom-shape draw:style-name="gr2" draw:text-style-name="P2" draw:layer="layout" svg:width="6.35cm" svg:height="5.08cm" svg:x="15.24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4cm" svg:y1="10.16cm" svg:x2="21.59cm" svg:y2="10.16cm">
          <text:p/>
        </draw:line>
        <draw:frame draw:style-name="gr4" draw:layer="layout" svg:width="6.35cm" svg:height="0.962cm" svg:x="15.24cm" svg:y="8.89cm">
          <draw:text-box>
            <text:p text:style-name="P2">Bestellung</text:p>
          </draw:text-box>
        </draw:frame>
        <draw:line draw:style-name="gr3" draw:text-style-name="P2" draw:layer="layout" svg:x1="10.16cm" svg:y1="11.43cm" svg:x2="15.24cm" svg:y2="11.43cm">
          <text:p/>
        </draw:line>
        <draw:frame draw:style-name="gr4" draw:layer="layout" svg:width="0.635cm" svg:height="0.962cm" svg:x="10.16cm" svg:y="10.56cm">
          <draw:text-box>
            <text:p>1</text:p>
          </draw:text-box>
        </draw:frame>
        <draw:frame draw:style-name="gr4" draw:layer="layout" svg:width="2.005cm" svg:height="0.962cm" svg:x="14.405cm" svg:y="10.56cm">
          <draw:text-box>
            <text:p>1</text:p>
          </draw:text-box>
        </draw:frame>
        <draw:frame draw:style-name="gr4" draw:layer="layout" svg:width="2.675cm" svg:height="0.962cm" svg:x="10.795cm" svg:y="10.16cm">
          <draw:text-box>
            <text:p>plaziert</text:p>
          </draw:text-box>
        </draw:frame>
        <draw:custom-shape draw:style-name="gr5" draw:text-style-name="P2" draw:layer="layout" svg:width="0.635cm" svg:height="0.635cm" draw:transform="rotate (-1.57079632679579) translate (13.905cm 10.3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Beziehungen</text:p>
          </draw:text-box>
        </draw:frame>
        <draw:frame presentation:style-name="pr12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Bestellung zur Pizza</text:p>
              </text:list-item>
            </text:list>
          </draw:text-box>
        </draw:frame>
        <draw:custom-shape draw:style-name="gr2" draw:text-style-name="P2" draw:layer="layout" svg:width="6.35cm" svg:height="5.08cm" svg:x="3.81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10.16cm" svg:x2="10.16cm" svg:y2="10.16cm">
          <text:p/>
        </draw:line>
        <draw:frame draw:style-name="gr4" draw:layer="layout" svg:width="6.35cm" svg:height="0.962cm" svg:x="3.81cm" svg:y="8.89cm">
          <draw:text-box>
            <text:p text:style-name="P2">Bestellung</text:p>
          </draw:text-box>
        </draw:frame>
        <draw:custom-shape draw:style-name="gr2" draw:text-style-name="P2" draw:layer="layout" svg:width="6.35cm" svg:height="5.08cm" svg:x="15.24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4cm" svg:y1="10.16cm" svg:x2="21.59cm" svg:y2="10.16cm">
          <text:p/>
        </draw:line>
        <draw:frame draw:style-name="gr4" draw:layer="layout" svg:width="6.35cm" svg:height="0.962cm" svg:x="15.24cm" svg:y="8.89cm">
          <draw:text-box>
            <text:p text:style-name="P2">Pizza</text:p>
          </draw:text-box>
        </draw:frame>
        <draw:line draw:style-name="gr3" draw:text-style-name="P2" draw:layer="layout" svg:x1="10.16cm" svg:y1="11.43cm" svg:x2="15.24cm" svg:y2="11.43cm">
          <text:p/>
        </draw:line>
        <draw:frame draw:style-name="gr4" draw:layer="layout" svg:width="0.635cm" svg:height="0.962cm" svg:x="10.16cm" svg:y="10.56cm">
          <draw:text-box>
            <text:p>1</text:p>
          </draw:text-box>
        </draw:frame>
        <draw:frame draw:style-name="gr4" draw:layer="layout" svg:width="2.005cm" svg:height="0.962cm" svg:x="14.505cm" svg:y="10.56cm">
          <draw:text-box>
            <text:p>1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Beziehungen</text:p>
          </draw:text-box>
        </draw:frame>
        <draw:frame presentation:style-name="pr13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Pizza zur Pizza Größe</text:p>
              </text:list-item>
            </text:list>
          </draw:text-box>
        </draw:frame>
        <draw:custom-shape draw:style-name="gr2" draw:text-style-name="P2" draw:layer="layout" svg:width="6.35cm" svg:height="5.08cm" svg:x="3.81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10.16cm" svg:x2="10.16cm" svg:y2="10.16cm">
          <text:p/>
        </draw:line>
        <draw:frame draw:style-name="gr4" draw:layer="layout" svg:width="6.35cm" svg:height="0.962cm" svg:x="3.81cm" svg:y="8.89cm">
          <draw:text-box>
            <text:p text:style-name="P2">PizzaGroesse</text:p>
          </draw:text-box>
        </draw:frame>
        <draw:custom-shape draw:style-name="gr2" draw:text-style-name="P2" draw:layer="layout" svg:width="6.35cm" svg:height="5.08cm" svg:x="15.24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4cm" svg:y1="10.16cm" svg:x2="21.59cm" svg:y2="10.16cm">
          <text:p/>
        </draw:line>
        <draw:frame draw:style-name="gr4" draw:layer="layout" svg:width="6.35cm" svg:height="0.962cm" svg:x="15.24cm" svg:y="8.89cm">
          <draw:text-box>
            <text:p text:style-name="P2">Pizza</text:p>
          </draw:text-box>
        </draw:frame>
        <draw:line draw:style-name="gr3" draw:text-style-name="P2" draw:layer="layout" svg:x1="10.16cm" svg:y1="11.43cm" svg:x2="15.24cm" svg:y2="11.43cm">
          <text:p/>
        </draw:line>
        <draw:frame draw:style-name="gr4" draw:layer="layout" svg:width="0.635cm" svg:height="0.962cm" svg:x="10.16cm" svg:y="10.56cm">
          <draw:text-box>
            <text:p>1</text:p>
          </draw:text-box>
        </draw:frame>
        <draw:frame draw:style-name="gr4" draw:layer="layout" svg:width="2.005cm" svg:height="0.962cm" svg:x="14.505cm" svg:y="10.56cm">
          <draw:text-box>
            <text:p>1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Beziehungen</text:p>
          </draw:text-box>
        </draw:frame>
        <draw:frame presentation:style-name="pr14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Pizza zu Zutaten</text:p>
              </text:list-item>
            </text:list>
          </draw:text-box>
        </draw:frame>
        <draw:custom-shape draw:style-name="gr2" draw:text-style-name="P2" draw:layer="layout" svg:width="6.35cm" svg:height="5.08cm" svg:x="2.51cm" svg:y="7.5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1cm" svg:y1="8.86cm" svg:x2="8.86cm" svg:y2="8.86cm">
          <text:p/>
        </draw:line>
        <draw:frame draw:style-name="gr4" draw:layer="layout" svg:width="6.35cm" svg:height="0.962cm" svg:x="2.51cm" svg:y="7.59cm">
          <draw:text-box>
            <text:p text:style-name="P2">Pizza</text:p>
          </draw:text-box>
        </draw:frame>
        <draw:custom-shape draw:style-name="gr2" draw:text-style-name="P2" draw:layer="layout" svg:width="6.35cm" svg:height="5.08cm" svg:x="19.04cm" svg:y="7.5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9.04cm" svg:y1="8.86cm" svg:x2="25.39cm" svg:y2="8.86cm">
          <text:p/>
        </draw:line>
        <draw:frame draw:style-name="gr4" draw:layer="layout" svg:width="6.35cm" svg:height="0.962cm" svg:x="19.04cm" svg:y="7.59cm">
          <draw:text-box>
            <text:p text:style-name="P2">Zutat</text:p>
          </draw:text-box>
        </draw:frame>
        <draw:line draw:style-name="gr3" draw:text-style-name="P2" draw:layer="layout" svg:x1="8.86cm" svg:y1="10.13cm" svg:x2="19.05cm" svg:y2="10.13cm">
          <text:p/>
        </draw:line>
        <draw:frame draw:style-name="gr4" draw:layer="layout" svg:width="0.635cm" svg:height="0.962cm" svg:x="9.36cm" svg:y="9.26cm">
          <draw:text-box>
            <text:p>1</text:p>
          </draw:text-box>
        </draw:frame>
        <draw:frame draw:style-name="gr4" draw:layer="layout" svg:width="1.905cm" svg:height="0.962cm" svg:x="17.645cm" svg:y="9.26cm">
          <draw:text-box>
            <text:p>1..*</text:p>
          </draw:text-box>
        </draw:frame>
        <draw:frame draw:style-name="gr4" draw:layer="layout" svg:width="4.375cm" svg:height="0.962cm" svg:x="11.195cm" svg:y="9.06cm">
          <draw:text-box>
            <text:p>besteht aus </text:p>
          </draw:text-box>
        </draw:frame>
        <draw:custom-shape draw:style-name="gr5" draw:text-style-name="P2" draw:layer="layout" svg:width="0.635cm" svg:height="0.635cm" draw:transform="rotate (-1.57079632679579) translate (15.605cm 9.2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35cm" svg:height="5.08cm" svg:x="10.795cm" svg:y="12.63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795cm" svg:y1="13.905cm" svg:x2="17.145cm" svg:y2="13.905cm">
          <text:p/>
        </draw:line>
        <draw:frame draw:style-name="gr4" draw:layer="layout" svg:width="6.35cm" svg:height="0.962cm" svg:x="10.795cm" svg:y="12.635cm">
          <draw:text-box>
            <text:p text:style-name="P2">Zutatenliste</text:p>
          </draw:text-box>
        </draw:frame>
        <draw:line draw:style-name="gr6" draw:text-style-name="P2" draw:layer="layout" svg:x1="13.97cm" svg:y1="10.13cm" svg:x2="13.97cm" svg:y2="12.67cm">
          <text:p/>
        </draw:lin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Übersicht</text:p>
          </draw:text-box>
        </draw:frame>
        <draw:frame presentation:style-name="pr15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custom-shape draw:style-name="gr2" draw:text-style-name="P2" draw:layer="layout" svg:width="3.77cm" svg:height="3.84cm" svg:x="1.31cm" svg:y="6.2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31cm" svg:y1="7.56cm" svg:x2="5.08cm" svg:y2="7.59cm">
          <text:p/>
        </draw:line>
        <draw:frame draw:style-name="gr4" draw:layer="layout" svg:width="3.77cm" svg:height="0.962cm" svg:x="1.31cm" svg:y="6.29cm">
          <draw:text-box>
            <text:p text:style-name="P2">Kunde</text:p>
          </draw:text-box>
        </draw:frame>
        <draw:custom-shape draw:style-name="gr2" draw:text-style-name="P2" draw:layer="layout" svg:width="3.77cm" svg:height="3.84cm" svg:x="10.92cm" svg:y="6.3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2cm" svg:y1="7.59cm" svg:x2="14.69cm" svg:y2="7.62cm">
          <text:p/>
        </draw:line>
        <draw:frame draw:style-name="gr4" draw:layer="layout" svg:width="3.77cm" svg:height="0.962cm" svg:x="10.92cm" svg:y="6.32cm">
          <draw:text-box>
            <text:p text:style-name="P2">Bestellung</text:p>
          </draw:text-box>
        </draw:frame>
        <draw:custom-shape draw:style-name="gr2" draw:text-style-name="P2" draw:layer="layout" svg:width="3.77cm" svg:height="3.84cm" svg:x="22.94cm" svg:y="6.2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.94cm" svg:y1="7.56cm" svg:x2="26.71cm" svg:y2="7.59cm">
          <text:p/>
        </draw:line>
        <draw:frame draw:style-name="gr4" draw:layer="layout" svg:width="3.77cm" svg:height="0.962cm" svg:x="22.94cm" svg:y="6.29cm">
          <draw:text-box>
            <text:p text:style-name="P2">Filiale</text:p>
          </draw:text-box>
        </draw:frame>
        <draw:custom-shape draw:style-name="gr2" draw:text-style-name="P2" draw:layer="layout" svg:width="3.77cm" svg:height="3.84cm" svg:x="10.93cm" svg:y="12.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3cm" svg:y1="13.67cm" svg:x2="14.7cm" svg:y2="13.7cm">
          <text:p/>
        </draw:line>
        <draw:frame draw:style-name="gr4" draw:layer="layout" svg:width="3.77cm" svg:height="0.962cm" svg:x="10.93cm" svg:y="12.4cm">
          <draw:text-box>
            <text:p text:style-name="P2">Pizza</text:p>
          </draw:text-box>
        </draw:frame>
        <draw:custom-shape draw:style-name="gr2" draw:text-style-name="P2" draw:layer="layout" svg:width="4.37cm" svg:height="3.84cm" svg:x="3.81cm" svg:y="12.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13.7cm" svg:x2="8.18cm" svg:y2="13.7cm">
          <text:p/>
        </draw:line>
        <draw:frame draw:style-name="gr4" draw:layer="layout" svg:width="4.445cm" svg:height="1.673cm" svg:x="3.717cm" svg:y="12.4cm">
          <draw:text-box>
            <text:p text:style-name="P2">PizzaGroesse</text:p>
          </draw:text-box>
        </draw:frame>
        <draw:custom-shape draw:style-name="gr2" draw:text-style-name="P2" draw:layer="layout" svg:width="3.77cm" svg:height="3.84cm" svg:x="21.05cm" svg:y="12.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05cm" svg:y1="13.67cm" svg:x2="24.82cm" svg:y2="13.7cm">
          <text:p/>
        </draw:line>
        <draw:frame draw:style-name="gr4" draw:layer="layout" svg:width="3.77cm" svg:height="0.962cm" svg:x="21.05cm" svg:y="12.4cm">
          <draw:text-box>
            <text:p text:style-name="P2">Zutat</text:p>
          </draw:text-box>
        </draw:frame>
        <draw:custom-shape draw:style-name="gr2" draw:text-style-name="P2" draw:layer="layout" svg:width="3.77cm" svg:height="3.84cm" svg:x="15.97cm" svg:y="14.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97cm" svg:y1="16.18cm" svg:x2="19.74cm" svg:y2="16.21cm">
          <text:p/>
        </draw:line>
        <draw:frame draw:style-name="gr4" draw:layer="layout" svg:width="4.445cm" svg:height="0.962cm" svg:x="15.67cm" svg:y="14.91cm">
          <draw:text-box>
            <text:p text:style-name="P2">Zutatenliste</text:p>
          </draw:text-box>
        </draw:frame>
        <draw:frame draw:style-name="gr4" draw:layer="layout" svg:width="4.375cm" svg:height="0.962cm" svg:x="15.67cm" svg:y="12.308cm">
          <draw:text-box>
            <text:p>besteht aus </text:p>
          </draw:text-box>
        </draw:frame>
        <draw:custom-shape draw:style-name="gr5" draw:text-style-name="P2" draw:layer="layout" svg:width="0.635cm" svg:height="0.635cm" draw:transform="rotate (-1.57079632679579) translate (20.08cm 12.50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7cm" svg:y1="13.27cm" svg:x2="21.05cm" svg:y2="13.27cm">
          <text:p/>
        </draw:line>
        <draw:frame draw:style-name="gr4" draw:text-style-name="P3" draw:layer="layout" svg:width="1.484cm" svg:height="0.806cm" svg:x="20.001cm" svg:y="12.6cm">
          <draw:text-box>
            <text:p><text:span text:style-name="T2">1..*</text:span></text:p>
          </draw:text-box>
        </draw:frame>
        <draw:line draw:style-name="gr6" draw:text-style-name="P2" draw:layer="layout" svg:x1="17.875cm" svg:y1="13.27cm" svg:x2="17.875cm" svg:y2="14.94cm">
          <text:p/>
        </draw:line>
        <draw:line draw:style-name="gr3" draw:text-style-name="P2" draw:layer="layout" svg:x1="8.18cm" svg:y1="13.035cm" svg:x2="10.89cm" svg:y2="13.035cm">
          <text:p/>
        </draw:line>
        <draw:frame draw:style-name="gr4" draw:text-style-name="P3" draw:layer="layout" svg:width="0.635cm" svg:height="0.806cm" svg:x="8.05cm" svg:y="12.4cm">
          <draw:text-box>
            <text:p><text:span text:style-name="T2">1</text:span></text:p>
          </draw:text-box>
        </draw:frame>
        <draw:line draw:style-name="gr3" draw:text-style-name="P2" draw:layer="layout" svg:x1="12.695cm" svg:y1="10.13cm" svg:x2="12.695cm" svg:y2="12.4cm">
          <text:p/>
        </draw:line>
        <draw:frame draw:style-name="gr4" draw:text-style-name="P3" draw:layer="layout" svg:width="0.635cm" svg:height="0.806cm" svg:x="12.052cm" svg:y="11.7cm">
          <draw:text-box>
            <text:p><text:span text:style-name="T2">1</text:span></text:p>
          </draw:text-box>
        </draw:frame>
        <draw:frame draw:style-name="gr4" draw:layer="layout" svg:width="1.905cm" svg:height="0.962cm" svg:x="17.895cm" svg:y="5.96cm">
          <draw:text-box>
            <text:p>für</text:p>
          </draw:text-box>
        </draw:frame>
        <draw:custom-shape draw:style-name="gr5" draw:text-style-name="P2" draw:layer="layout" svg:width="0.635cm" svg:height="0.635cm" draw:transform="rotate (-1.57079632679579) translate (19.805cm 6.1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69cm" svg:y1="6.955cm" svg:x2="22.94cm" svg:y2="6.955cm">
          <text:p/>
        </draw:line>
        <draw:frame draw:style-name="gr4" draw:text-style-name="P3" draw:layer="layout" svg:width="0.635cm" svg:height="0.806cm" svg:x="22.225cm" svg:y="6.149cm">
          <draw:text-box>
            <text:p><text:span text:style-name="T2">1</text:span></text:p>
          </draw:text-box>
        </draw:frame>
        <draw:frame draw:style-name="gr4" draw:layer="layout" svg:width="2.675cm" svg:height="0.962cm" svg:x="6.095cm" svg:y="5.96cm">
          <draw:text-box>
            <text:p>plaziert</text:p>
          </draw:text-box>
        </draw:frame>
        <draw:custom-shape draw:style-name="gr5" draw:text-style-name="P2" draw:layer="layout" svg:width="0.635cm" svg:height="0.635cm" draw:transform="rotate (-1.57079632679579) translate (9.205cm 6.1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5.08cm" svg:y1="6.955cm" svg:x2="10.92cm" svg:y2="6.949cm">
          <text:p/>
        </draw:line>
        <draw:frame draw:style-name="gr4" draw:text-style-name="P3" draw:layer="layout" svg:width="0.635cm" svg:height="0.806cm" svg:x="5.001cm" svg:y="6.149cm">
          <draw:text-box>
            <text:p><text:span text:style-name="T2">1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16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Filiale</text:p>
                <text:list>
                  <text:list-item>
                    <text:p>Id</text:p>
                    <text:list>
                      <text:list-item>
                        <text:p>Technischer Schlüssel (auto_increment bzw. Sequence)</text:p>
                      </text:list-item>
                    </text:list>
                  </text:list-item>
                  <text:list-item>
                    <text:p>Name</text:p>
                    <text:list>
                      <text:list-item>
                        <text:p>varchar(25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17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Zutat</text:p>
                <text:list>
                  <text:list-item>
                    <text:p>Id</text:p>
                    <text:list>
                      <text:list-item>
                        <text:p>Technischer Schlüssel (auto_increment bzw. Sequence)</text:p>
                      </text:list-item>
                    </text:list>
                  </text:list-item>
                  <text:list-item>
                    <text:p>Name</text:p>
                    <text:list>
                      <text:list-item>
                        <text:p>varchar(25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18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PizzaGroesse</text:p>
                <text:list>
                  <text:list-item>
                    <text:p>Id</text:p>
                    <text:list>
                      <text:list-item>
                        <text:p>Technischer Schlüssel (auto_increment bzw. Sequence)</text:p>
                      </text:list-item>
                    </text:list>
                  </text:list-item>
                  <text:list-item>
                    <text:p>Name</text:p>
                    <text:list>
                      <text:list-item>
                        <text:p>varchar(25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19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Kunde</text:p>
                <text:list>
                  <text:list-item>
                    <text:p>Id</text:p>
                    <text:list>
                      <text:list-item>
                        <text:p>Technischer Schlüssel (auto_increment bzw. Sequence)</text:p>
                      </text:list-item>
                    </text:list>
                  </text:list-item>
                  <text:list-item>
                    <text:p>Name</text:p>
                    <text:list>
                      <text:list-item>
                        <text:p>varchar(255)</text:p>
                      </text:list-item>
                    </text:list>
                  </text:list-item>
                  <text:list-item>
                    <text:p>Adresse</text:p>
                    <text:list>
                      <text:list-item>
                        <text:p>varchar(255)</text:p>
                      </text:list-item>
                    </text:list>
                  </text:list-item>
                  <text:list-item>
                    <text:p>Telefonnummer</text:p>
                    <text:list>
                      <text:list-item>
                        <text:p>varchar(25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20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Pizza</text:p>
                <text:list>
                  <text:list-item>
                    <text:p>Id</text:p>
                    <text:list>
                      <text:list-item>
                        <text:p>Technischer Schlüssel (auto_increment bzw. Sequence)</text:p>
                      </text:list-item>
                    </text:list>
                  </text:list-item>
                  <text:list-item>
                    <text:p>fk_pizza_groesse</text:p>
                    <text:list>
                      <text:list-item>
                        <text:p>Fremd Schlüssel auf Tabelle PizzaGroes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21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ZutatenListe</text:p>
                <text:list>
                  <text:list-item>
                    <text:p>pizza_id</text:p>
                    <text:list>
                      <text:list-item>
                        <text:p>Fremd Schlüssel</text:p>
                      </text:list-item>
                    </text:list>
                  </text:list-item>
                  <text:list-item>
                    <text:p>zutaten_list_id</text:p>
                    <text:list>
                      <text:list-item>
                        <text:p>Fremd Schlüssel auf Tabelle Zu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Attribute der Tabellen</text:p>
          </draw:text-box>
        </draw:frame>
        <draw:frame presentation:style-name="pr22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Tabelle: Bestellung</text:p>
                <text:list>
                  <text:list-item>
                    <text:list>
                      <text:list-item>
                        <text:p>Id</text:p>
                        <text:list>
                          <text:list-item>
                            <text:p>Technischer Schlüssel (auto_increment bzw. Sequence)</text:p>
                          </text:list-item>
                        </text:list>
                      </text:list-item>
                      <text:list-item>
                        <text:p>fk_filiale</text:p>
                        <text:list>
                          <text:list-item>
                            <text:p>Fremd Schlüssel auf Tabelle Filiale</text:p>
                          </text:list-item>
                        </text:list>
                      </text:list-item>
                      <text:list-item>
                        <text:p>fk_kunde</text:p>
                        <text:list>
                          <text:list-item>
                            <text:p>Fremd Schlüssel auf Tabelle Kunde</text:p>
                          </text:list-item>
                        </text:list>
                      </text:list-item>
                      <text:list-item>
                        <text:p>fk_pizza</text:p>
                        <text:list>
                          <text:list-item>
                            <text:p>Fremd Schlüssel auf Tabelle Pizza</text:p>
                          </text:list-item>
                        </text:list>
                      </text:list-item>
                      <text:list-item>
                        <text:p>BestellDatum</text:p>
                        <text:list>
                          <text:list-item>
                            <text:p>Datum der Bestellu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1.<text:tab/>Datenbank Design<text:line-break/><text:tab/><text:tab/>Fragen zu den Anforderungen</text:p>
          </draw:text-box>
        </draw:frame>
        <draw:frame presentation:style-name="pr23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Es bestehen gewisse Limitierungen basierend auf den Anforderungen:</text:p>
                <text:list>
                  <text:list-item>
                    <text:p>Was ist mit dem Preis?</text:p>
                  </text:list-item>
                  <text:list-item>
                    <text:p>Der Kunde kann nur eine Pizza innerhalb eines Bestellvorganges bestellen?</text:p>
                  </text:list-item>
                  <text:list-item>
                    <text:p>Standardprodukte?</text:p>
                  </text:list-item>
                  <text:list-item>
                    <text:p>Zutaten sind in der vorliegenden Form nur in Form von Ja/Nein hinzu fügbar:</text:p>
                    <text:list>
                      <text:list-item>
                        <text:p>Eventuell auch 2 oder 5 Scheiben Salami oder 50 gr. Käse?</text:p>
                      </text:list-item>
                    </text:list>
                  </text:list-item>
                  <text:list-item>
                    <text:p>Begrenzung der Attribu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2.<text:tab/>UML Diagramm<text:line-break/><text:tab/><text:tab/>Klassenhirarchie</text:p>
          </draw:text-box>
        </draw:frame>
        <draw:custom-shape draw:style-name="gr2" draw:text-style-name="P2" draw:layer="layout" svg:width="3.77cm" svg:height="3.84cm" svg:x="3.81cm" svg:y="8.8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10.161cm" svg:x2="7.58cm" svg:y2="10.191cm">
          <text:p/>
        </draw:line>
        <draw:frame draw:style-name="gr4" draw:layer="layout" svg:width="3.77cm" svg:height="0.962cm" svg:x="3.81cm" svg:y="8.891cm">
          <draw:text-box>
            <text:p text:style-name="P2">KundeBO</text:p>
          </draw:text-box>
        </draw:frame>
        <draw:custom-shape draw:style-name="gr2" draw:text-style-name="P2" draw:layer="layout" svg:width="3.77cm" svg:height="2.629cm" svg:x="7.21cm" svg:y="4.6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21cm" svg:y1="5.961cm" svg:x2="10.98cm" svg:y2="5.991cm">
          <text:p/>
        </draw:line>
        <draw:frame draw:style-name="gr4" draw:layer="layout" svg:width="3.77cm" svg:height="0.962cm" svg:x="7.21cm" svg:y="4.691cm">
          <draw:text-box>
            <text:p text:style-name="P2">BaseBO</text:p>
          </draw:text-box>
        </draw:frame>
        <draw:frame draw:style-name="gr7" draw:layer="layout" svg:width="2.796cm" svg:height="0.962cm" svg:x="7.695cm" svg:y="6.148cm">
          <draw:text-box>
            <text:p>Id: Long</text:p>
          </draw:text-box>
        </draw:frame>
        <draw:custom-shape draw:style-name="gr2" draw:text-style-name="P2" draw:layer="layout" svg:width="3.77cm" svg:height="3.84cm" svg:x="15.4cm" svg:y="8.8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4cm" svg:y1="10.13cm" svg:x2="19.17cm" svg:y2="10.16cm">
          <text:p/>
        </draw:line>
        <draw:frame draw:style-name="gr4" draw:layer="layout" svg:width="3.77cm" svg:height="0.962cm" svg:x="15.4cm" svg:y="8.86cm">
          <draw:text-box>
            <text:p text:style-name="P2">FilialeBO</text:p>
          </draw:text-box>
        </draw:frame>
        <draw:frame draw:style-name="gr7" draw:layer="layout" svg:width="2.195cm" svg:height="0.962cm" svg:x="15.423cm" svg:y="10.137cm">
          <draw:text-box>
            <text:p>Name</text:p>
          </draw:text-box>
        </draw:frame>
        <draw:frame draw:style-name="gr7" draw:layer="layout" svg:width="2.195cm" svg:height="0.962cm" svg:x="3.656cm" svg:y="10.16cm">
          <draw:text-box>
            <text:p>Name</text:p>
          </draw:text-box>
        </draw:frame>
        <draw:frame draw:style-name="gr7" draw:layer="layout" svg:width="2.83cm" svg:height="0.962cm" svg:x="3.656cm" svg:y="10.86cm">
          <draw:text-box>
            <text:p>Adresse</text:p>
          </draw:text-box>
        </draw:frame>
        <draw:frame draw:style-name="gr7" draw:layer="layout" svg:width="2.551cm" svg:height="0.962cm" svg:x="3.657cm" svg:y="11.56cm">
          <draw:text-box>
            <text:p>Telefon</text:p>
          </draw:text-box>
        </draw:frame>
        <draw:custom-shape draw:style-name="gr2" draw:text-style-name="P2" draw:layer="layout" svg:width="5.04cm" svg:height="3.84cm" svg:x="1.25cm" svg:y="14.7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25cm" svg:y1="16.04cm" svg:x2="6.29cm" svg:y2="16.04cm">
          <text:p/>
        </draw:line>
        <draw:frame draw:style-name="gr4" draw:layer="layout" svg:width="5.675cm" svg:height="0.962cm" svg:x="0.95cm" svg:y="14.77cm">
          <draw:text-box>
            <text:p text:style-name="P2">PizzaGroesseBO</text:p>
          </draw:text-box>
        </draw:frame>
        <draw:frame draw:style-name="gr7" draw:layer="layout" svg:width="2.195cm" svg:height="0.962cm" svg:x="1.173cm" svg:y="16.047cm">
          <draw:text-box>
            <text:p>Name</text:p>
          </draw:text-box>
        </draw:frame>
        <draw:custom-shape draw:style-name="gr2" draw:text-style-name="P2" draw:layer="layout" svg:width="3.77cm" svg:height="3.84cm" svg:x="23.055cm" svg:y="14.7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055cm" svg:y1="16.01cm" svg:x2="26.825cm" svg:y2="16.04cm">
          <text:p/>
        </draw:line>
        <draw:frame draw:style-name="gr4" draw:layer="layout" svg:width="3.77cm" svg:height="0.962cm" svg:x="23.055cm" svg:y="14.74cm">
          <draw:text-box>
            <text:p text:style-name="P2">ZutatBO</text:p>
          </draw:text-box>
        </draw:frame>
        <draw:frame draw:style-name="gr7" draw:layer="layout" svg:width="2.195cm" svg:height="0.962cm" svg:x="23.078cm" svg:y="16.017cm">
          <draw:text-box>
            <text:p>Name</text:p>
          </draw:text-box>
        </draw:frame>
        <draw:custom-shape draw:style-name="gr2" draw:text-style-name="P2" draw:layer="layout" svg:width="3.77cm" svg:height="3.84cm" svg:x="16.665cm" svg:y="14.7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665cm" svg:y1="16.01cm" svg:x2="20.435cm" svg:y2="16.04cm">
          <text:p/>
        </draw:line>
        <draw:frame draw:style-name="gr4" draw:layer="layout" svg:width="3.77cm" svg:height="0.962cm" svg:x="16.665cm" svg:y="14.74cm">
          <draw:text-box>
            <text:p text:style-name="P2">PizzaBO</text:p>
          </draw:text-box>
        </draw:frame>
        <draw:frame draw:style-name="gr7" draw:text-style-name="P3" draw:layer="layout" svg:width="3.685cm" svg:height="0.806cm" svg:x="16.688cm" svg:y="16.217cm">
          <draw:text-box>
            <text:p><text:span text:style-name="T2">List&lt;ZutatBO&gt;</text:span></text:p>
          </draw:text-box>
        </draw:frame>
        <draw:line draw:style-name="gr8" draw:text-style-name="P2" draw:layer="layout" svg:x1="20.475cm" svg:y1="16.675cm" svg:x2="23.015cm" svg:y2="16.675cm">
          <text:p/>
        </draw:line>
        <draw:frame draw:style-name="gr4" draw:text-style-name="P3" draw:layer="layout" svg:width="1.484cm" svg:height="0.806cm" svg:x="21.745cm" svg:y="15.869cm">
          <draw:text-box>
            <text:p><text:span text:style-name="T2">1..*</text:span></text:p>
          </draw:text-box>
        </draw:frame>
        <draw:frame draw:style-name="gr7" draw:text-style-name="P3" draw:layer="layout" svg:width="3.575cm" svg:height="0.806cm" svg:x="16.665cm" svg:y="16.839cm">
          <draw:text-box>
            <text:p><text:span text:style-name="T2">PizzaGroesse</text:span></text:p>
          </draw:text-box>
        </draw:frame>
        <draw:line draw:style-name="gr9" draw:text-style-name="P2" draw:layer="layout" svg:x1="6.35cm" svg:y1="17.324cm" svg:x2="16.665cm" svg:y2="17.323cm">
          <text:p/>
        </draw:line>
        <draw:custom-shape draw:style-name="gr2" draw:text-style-name="P2" draw:layer="layout" svg:width="4.405cm" svg:height="4.475cm" svg:x="9.835cm" svg:y="8.8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835cm" svg:y1="10.13cm" svg:x2="14.24cm" svg:y2="10.16cm">
          <text:p/>
        </draw:line>
        <draw:frame draw:style-name="gr4" draw:layer="layout" svg:width="4.405cm" svg:height="0.962cm" svg:x="9.835cm" svg:y="8.86cm">
          <draw:text-box>
            <text:p text:style-name="P2">BestellungBO</text:p>
          </draw:text-box>
        </draw:frame>
        <draw:frame draw:style-name="gr7" draw:text-style-name="P3" draw:layer="layout" svg:width="1.929cm" svg:height="0.806cm" svg:x="9.681cm" svg:y="10.129cm">
          <draw:text-box>
            <text:p><text:span text:style-name="T2">Kunde</text:span></text:p>
          </draw:text-box>
        </draw:frame>
        <draw:frame draw:style-name="gr7" draw:text-style-name="P3" draw:layer="layout" svg:width="1.709cm" svg:height="0.806cm" svg:x="9.681cm" svg:y="10.829cm">
          <draw:text-box>
            <text:p><text:span text:style-name="T2">Pizza</text:span></text:p>
          </draw:text-box>
        </draw:frame>
        <draw:frame draw:style-name="gr7" draw:text-style-name="P3" draw:layer="layout" svg:width="1.793cm" svg:height="0.806cm" svg:x="9.682cm" svg:y="11.529cm">
          <draw:text-box>
            <text:p><text:span text:style-name="T2">Filiale</text:span></text:p>
          </draw:text-box>
        </draw:frame>
        <draw:frame draw:style-name="gr7" draw:text-style-name="P3" draw:layer="layout" svg:width="4.265cm" svg:height="0.806cm" svg:x="9.683cm" svg:y="12.329cm">
          <draw:text-box>
            <text:p><text:span text:style-name="T2">DatumBestellung</text:span></text:p>
          </draw:text-box>
        </draw:frame>
        <draw:line draw:style-name="gr10" draw:text-style-name="P2" draw:layer="layout" svg:x1="7.62cm" svg:y1="9.525cm" svg:x2="9.835cm" svg:y2="9.525cm">
          <text:p/>
        </draw:line>
        <draw:line draw:style-name="gr8" draw:text-style-name="P2" draw:layer="layout" svg:x1="14.24cm" svg:y1="9.519cm" svg:x2="15.4cm" svg:y2="9.525cm">
          <text:p/>
        </draw:line>
        <draw:custom-shape draw:style-name="gr11" draw:text-style-name="P2" draw:layer="layout" svg:width="1.27cm" svg:height="0.635cm" svg:x="8.255cm" svg:y="7.6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3" draw:text-style-name="P2" draw:layer="layout" svg:x1="8.255cm" svg:y1="8.255cm" svg:x2="3.175cm" svg:y2="8.255cm">
          <text:p/>
        </draw:line>
        <draw:line draw:style-name="gr3" draw:text-style-name="P2" draw:layer="layout" svg:x1="9.525cm" svg:y1="8.255cm" svg:x2="23.495cm" svg:y2="8.255cm">
          <text:p/>
        </draw:line>
        <draw:line draw:style-name="gr3" draw:text-style-name="P2" draw:layer="layout" svg:x1="5.715cm" svg:y1="8.255cm" svg:x2="5.715cm" svg:y2="8.89cm">
          <text:p/>
        </draw:line>
        <draw:line draw:style-name="gr3" draw:text-style-name="P2" draw:layer="layout" svg:x1="13.57cm" svg:y1="8.255cm" svg:x2="13.57cm" svg:y2="8.89cm">
          <text:p/>
        </draw:line>
        <draw:line draw:style-name="gr3" draw:text-style-name="P2" draw:layer="layout" svg:x1="17.145cm" svg:y1="8.255cm" svg:x2="17.145cm" svg:y2="8.89cm">
          <text:p/>
        </draw:line>
        <draw:line draw:style-name="gr3" draw:text-style-name="P2" draw:layer="layout" svg:x1="8.89cm" svg:y1="7.285cm" svg:x2="8.89cm" svg:y2="7.62cm">
          <text:p/>
        </draw:line>
        <draw:line draw:style-name="gr3" draw:text-style-name="P2" draw:layer="layout" svg:x1="3.185cm" svg:y1="8.255cm" svg:x2="3.163cm" svg:y2="14.77cm">
          <text:p/>
        </draw:line>
        <draw:line draw:style-name="gr3" draw:text-style-name="P2" draw:layer="layout" svg:x1="23.452cm" svg:y1="8.255cm" svg:x2="23.43cm" svg:y2="14.77cm">
          <text:p/>
        </draw:line>
        <draw:line draw:style-name="gr3" draw:text-style-name="P2" draw:layer="layout" svg:x1="19.863cm" svg:y1="8.255cm" svg:x2="19.863cm" svg:y2="14.714cm">
          <text:p/>
        </draw:line>
        <draw:line draw:style-name="gr3" draw:text-style-name="P2" draw:layer="layout" svg:x1="16.665cm" svg:y1="17.645cm" svg:x2="20.435cm" svg:y2="17.675cm">
          <text:p/>
        </draw:line>
        <draw:frame draw:style-name="gr7" draw:text-style-name="P3" draw:layer="layout" svg:width="4.236cm" svg:height="0.806cm" svg:x="16.465cm" svg:y="17.739cm">
          <draw:text-box>
            <text:p><text:span text:style-name="T2">getZutatenListe()</text:span></text:p>
          </draw:text-box>
        </draw:frame>
        <draw:line draw:style-name="gr8" draw:text-style-name="P2" draw:layer="layout" svg:x1="12.065cm" svg:y1="13.335cm" svg:x2="12.065cm" svg:y2="15.875cm">
          <text:p/>
        </draw:line>
        <draw:line draw:style-name="gr3" draw:text-style-name="P2" draw:layer="layout" svg:x1="12.065cm" svg:y1="15.875cm" svg:x2="16.665cm" svg:y2="15.902cm">
          <text:p/>
        </draw:lin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3.<text:tab/>User Interface<text:line-break/></text:p>
          </draw:text-box>
        </draw:frame>
        <draw:frame presentation:style-name="pr24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placeholder="true" presentation:user-transformed="true">
          <draw:text-box/>
        </draw:frame>
        <draw:custom-shape draw:style-name="gr11" draw:text-style-name="P2" draw:layer="layout" svg:width="20.32cm" svg:height="10.795cm" svg:x="3.84cm" svg:y="6.9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1cm" svg:height="1.905cm" svg:x="4.58cm" svg:y="7.62cm">
          <text:p text:style-name="P2">Filial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8.39cm" svg:y="7.62cm">
          <text:p text:style-name="P2">Größ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12.2cm" svg:y="7.62cm">
          <text:p text:style-name="P2"><text:s/>Zutate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16.01cm" svg:y="7.62cm">
          <text:p text:style-name="P2">Nam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255cm" svg:height="1.905cm" svg:x="4.58cm" svg:y="10.395cm">
          <text:p text:style-name="P2">Filia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255cm" svg:height="1.905cm" svg:x="4.545cm" svg:y="12.7cm">
          <text:p text:style-name="P2">Filial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255cm" svg:height="1.905cm" svg:x="4.546cm" svg:y="14.901cm">
          <text:p text:style-name="P2">Filial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3.<text:tab/>User Interface<text:line-break/></text:p>
          </draw:text-box>
        </draw:frame>
        <draw:frame presentation:style-name="pr25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placeholder="true" presentation:user-transformed="true">
          <draw:text-box/>
        </draw:frame>
        <draw:custom-shape draw:style-name="gr11" draw:text-style-name="P2" draw:layer="layout" svg:width="20.32cm" svg:height="10.795cm" svg:x="3.84cm" svg:y="6.9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81cm" svg:height="1.905cm" svg:x="4.58cm" svg:y="7.62cm">
          <text:p text:style-name="P2">Filial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3.81cm" svg:height="1.905cm" svg:x="8.39cm" svg:y="7.62cm">
          <text:p text:style-name="P2">Größ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12.2cm" svg:y="7.62cm">
          <text:p text:style-name="P2"><text:s/>Zutate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16.01cm" svg:y="7.62cm">
          <text:p text:style-name="P2">Nam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2.54cm" svg:height="1.27cm" svg:x="5.08cm" svg:y="12.6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5cm" svg:height="1.81cm" svg:x="8.89cm" svg:y="12.1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52cm" svg:height="2.445cm" svg:x="13.26cm" svg:y="11.4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54cm" svg:height="1.905cm" svg:x="5.08cm" svg:y="15.24cm">
          <text:p text:style-name="P2">Zurück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3.<text:tab/>User Interface<text:line-break/></text:p>
          </draw:text-box>
        </draw:frame>
        <draw:frame presentation:style-name="pr26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placeholder="true" presentation:user-transformed="true">
          <draw:text-box/>
        </draw:frame>
        <draw:custom-shape draw:style-name="gr11" draw:text-style-name="P2" draw:layer="layout" svg:width="20.32cm" svg:height="10.795cm" svg:x="3.84cm" svg:y="6.9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81cm" svg:height="1.905cm" svg:x="4.58cm" svg:y="7.62cm">
          <text:p text:style-name="P2">Filial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8.39cm" svg:y="7.62cm">
          <text:p text:style-name="P2">Größ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3.81cm" svg:height="1.905cm" svg:x="12.2cm" svg:y="7.62cm">
          <text:p text:style-name="P2"><text:s/>Zutate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16.01cm" svg:y="7.62cm">
          <text:p text:style-name="P2">Nam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3.545cm" svg:height="1.905cm" svg:x="6.415cm" svg:y="10.795cm">
          <text:p text:style-name="P2">Zutat 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45cm" svg:height="1.905cm" svg:x="6.416cm" svg:y="13.596cm">
          <text:p text:style-name="P2">Zutat 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45cm" svg:height="1.905cm" svg:x="14.13cm" svg:y="10.795cm">
          <text:p text:style-name="P2">Zutat 3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45cm" svg:height="1.905cm" svg:x="14.13cm" svg:y="13.596cm">
          <text:p text:style-name="P2">Zutat 4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35cm" svg:height="0.635cm" svg:x="5.08cm" svg:y="11.4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0.635cm" svg:height="0.635cm" svg:x="5.081cm" svg:y="14.23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0.635cm" svg:height="0.635cm" svg:x="12.582cm" svg:y="11.43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0.635cm" svg:height="0.635cm" svg:x="12.583cm" svg:y="14.23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54cm" svg:height="1.905cm" svg:x="5.08cm" svg:y="15.741cm">
          <text:p text:style-name="P2">Zurück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3.<text:tab/>User Interface<text:line-break/></text:p>
          </draw:text-box>
        </draw:frame>
        <draw:frame presentation:style-name="pr27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placeholder="true" presentation:user-transformed="true">
          <draw:text-box/>
        </draw:frame>
        <draw:custom-shape draw:style-name="gr11" draw:text-style-name="P2" draw:layer="layout" svg:width="20.32cm" svg:height="10.795cm" svg:x="3.84cm" svg:y="6.9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81cm" svg:height="1.905cm" svg:x="4.58cm" svg:y="7.62cm">
          <text:p text:style-name="P2">Filial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8.39cm" svg:y="7.62cm">
          <text:p text:style-name="P2">Größ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81cm" svg:height="1.905cm" svg:x="12.2cm" svg:y="7.62cm">
          <text:p text:style-name="P2"><text:s/>Zutate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3.81cm" svg:height="1.905cm" svg:x="16.01cm" svg:y="7.62cm">
          <text:p text:style-name="P2">Nam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layer="layout" svg:width="3.175cm" svg:height="0.962cm" svg:x="10.415cm" svg:y="10.795cm">
          <draw:text-box>
            <text:p>Name:</text:p>
          </draw:text-box>
        </draw:frame>
        <draw:frame draw:style-name="gr4" draw:layer="layout" svg:width="3.175cm" svg:height="0.962cm" svg:x="9.816cm" svg:y="11.995cm">
          <draw:text-box>
            <text:p>Adresse:</text:p>
          </draw:text-box>
        </draw:frame>
        <draw:frame draw:style-name="gr4" draw:layer="layout" svg:width="5.078cm" svg:height="0.962cm" svg:x="7.817cm" svg:y="13.195cm">
          <draw:text-box>
            <text:p>Telefonnummer:</text:p>
          </draw:text-box>
        </draw:frame>
        <draw:custom-shape draw:style-name="gr14" draw:text-style-name="P2" draw:layer="layout" svg:width="6.35cm" svg:height="1.27cm" svg:x="13.5cm" svg:y="15.24cm">
          <text:p text:style-name="P2">Bestellen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1.065cm" svg:x="12.895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6.985cm" svg:height="1.065cm" svg:x="12.896cm" svg:y="11.9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6.985cm" svg:height="1.065cm" svg:x="12.897cm" svg:y="13.2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54cm" svg:height="1.905cm" svg:x="5.08cm" svg:y="14.741cm">
          <text:p text:style-name="P2">Zurück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4.<text:tab/>SQL Abfrage<text:line-break/></text:p>
          </draw:text-box>
        </draw:frame>
        <draw:frame presentation:style-name="pr28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1. Schritt: Datumsbereich eingrenzen<text:line-break/><text:line-break/><text:line-break/><text:span text:style-name="T3">SELECT </text:span><text:span text:style-name="T3"><text:line-break/></text:span><text:span text:style-name="T3"><text:tab/></text:span><text:span text:style-name="T3">*FROM </text:span><text:span text:style-name="T3"><text:line-break/></text:span><text:span text:style-name="T3"><text:tab/></text:span><text:span text:style-name="T3"><text:tab/></text:span><text:span text:style-name="T3">bestellung </text:span><text:span text:style-name="T3"><text:line-break/></text:span><text:span text:style-name="T3"><text:tab/></text:span><text:span text:style-name="T3">WHERE </text:span><text:span text:style-name="T3"><text:line-break/></text:span><text:span text:style-name="T3"><text:tab/></text:span><text:span text:style-name="T3"><text:tab/></text:span><text:span text:style-name="T3">bestelldatum &gt;= DATE_SUB(CURDATE(),INTERVAL 10 DAY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4.<text:tab/>SQL Abfrage<text:line-break/></text:p>
          </draw:text-box>
        </draw:frame>
        <draw:frame presentation:style-name="pr29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2. Schritt Anzahl Bestellungen<text:line-break/><text:line-break/><text:span text:style-name="T3">SELECT </text:span><text:span text:style-name="T3"><text:line-break/></text:span><text:span text:style-name="T3"><text:tab/></text:span><text:span text:style-name="T3">bestellung.*, </text:span><text:span text:style-name="T3"><text:line-break/></text:span><text:span text:style-name="T3"><text:tab/></text:span><text:span text:style-name="T3">count(*) AS AnzahlBestellungen </text:span><text:span text:style-name="T3"><text:line-break/></text:span><text:span text:style-name="T3">FROM </text:span><text:span text:style-name="T3"><text:line-break/></text:span><text:span text:style-name="T3"><text:tab/></text:span><text:span text:style-name="T3">bestellung</text:span><text:span text:style-name="T3"><text:line-break/></text:span><text:span text:style-name="T3">WHERE</text:span><text:span text:style-name="T3"><text:line-break/></text:span><text:span text:style-name="T3"><text:tab/></text:span><text:span text:style-name="T3">bestelldatum &gt;= DATE_SUB(CURDATE(),INTERVAL 10 DAY)</text:span><text:span text:style-name="T3"><text:line-break/></text:span><text:span text:style-name="T3"><text:tab/></text:span><text:span text:style-name="T3">HAVING AnzahlBestellungen &gt;= 3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4.<text:tab/>SQL Abfrage<text:line-break/></text:p>
          </draw:text-box>
        </draw:frame>
        <draw:frame presentation:style-name="pr30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3. Schritt: Bestellungen mit Ausschluss der Zutaten<text:line-break/><text:line-break/><text:span text:style-name="T3">SELECT</text:span><text:span text:style-name="T3"><text:line-break/></text:span><text:span text:style-name="T3"><text:tab/></text:span><text:span text:style-name="T3">DISTINCT B.* </text:span><text:span text:style-name="T3"><text:line-break/></text:span><text:span text:style-name="T3">FROM </text:span><text:span text:style-name="T3"><text:line-break/></text:span><text:span text:style-name="T3"><text:tab/></text:span><text:span text:style-name="T3">bestellung AS B, </text:span><text:span text:style-name="T3"><text:line-break/></text:span><text:span text:style-name="T3"><text:tab/></text:span><text:span text:style-name="T3">zutat AS Z, </text:span><text:span text:style-name="T3"><text:line-break/></text:span><text:span text:style-name="T3"><text:tab/></text:span><text:span text:style-name="T3">zutaten_liste as ZL</text:span><text:span text:style-name="T3"><text:line-break/></text:span><text:span text:style-name="T3">WHERE</text:span><text:span text:style-name="T3"><text:line-break/></text:span><text:span text:style-name="T3"><text:tab/></text:span><text:span text:style-name="T3"><text:tab/></text:span><text:span text:style-name="T3"><text:tab/></text:span><text:span text:style-name="T3">B.fk_pizza = ZL.pizza_id</text:span><text:span text:style-name="T3"><text:line-break/></text:span><text:span text:style-name="T3"><text:tab/></text:span><text:span text:style-name="T3">AND</text:span><text:span text:style-name="T3"><text:tab/></text:span><text:span text:style-name="T3">Z.id = ZL.zutatenListe_ID</text:span><text:span text:style-name="T3"><text:line-break/></text:span><text:span text:style-name="T3"><text:tab/></text:span><text:span text:style-name="T3">AND NOT (Z.bezeichnung like 'Zutat1' OR Z.bezeichnung like 'Zutat2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7cm" svg:x="1.471cm" svg:y="0.304cm" presentation:class="title" presentation:user-transformed="true">
          <draw:text-box>
            <text:p>4.<text:tab/>SQL Abfrage<text:line-break/></text:p>
          </draw:text-box>
        </draw:frame>
        <draw:frame presentation:style-name="pr31" draw:layer="layout" svg:width="26.67cm" svg:height="13.86cm" svg:x="0.635cm" svg:y="4.614cm" presentation:class="outline" presentation:user-transformed="true">
          <draw:text-box>
            <text:p/>
            <text:p/>
          </draw:text-box>
        </draw:frame>
        <draw:frame presentation:style-name="pr8" draw:layer="layout" svg:width="26.67cm" svg:height="13.86cm" svg:x="0.635cm" svg:y="4.614cm" presentation:class="outline" presentation:user-transformed="true">
          <draw:text-box>
            <text:list text:style-name="L3">
              <text:list-item>
                <text:p>4. Schritt: Die Kombiniation:<text:line-break/><text:span text:style-name="T4">SELECT</text:span><text:span text:style-name="T4"><text:line-break/></text:span><text:span text:style-name="T4"><text:tab/></text:span><text:span text:style-name="T4">k.*,</text:span><text:span text:style-name="T4"><text:line-break/></text:span><text:span text:style-name="T4"><text:tab/></text:span><text:span text:style-name="T4">count(*) AS AnzahlBestellungen</text:span><text:span text:style-name="T4"><text:line-break/></text:span><text:span text:style-name="T4">FROM</text:span><text:span text:style-name="T4"><text:line-break/></text:span><text:span text:style-name="T4"><text:tab/></text:span><text:span text:style-name="T4">bestellung AS best</text:span><text:span text:style-name="T4"><text:line-break/></text:span><text:span text:style-name="T4"><text:tab/></text:span><text:span text:style-name="T4">LEFT JOIN kunde AS k USING(id) </text:span><text:span text:style-name="T4"><text:line-break/></text:span><text:span text:style-name="T4">WHERE</text:span><text:span text:style-name="T4"><text:line-break/></text:span><text:span text:style-name="T4"><text:tab/></text:span><text:span text:style-name="T4"><text:tab/></text:span><text:span text:style-name="T4">best.bestelldatum &gt;= DATE_SUB(CURDATE(),INTERVAL 10 DAY)</text:span><text:span text:style-name="T4"><text:line-break/></text:span><text:span text:style-name="T4"><text:tab/></text:span><text:span text:style-name="T4">AND best.id IN (</text:span><text:span text:style-name="T4"><text:line-break/></text:span><text:span text:style-name="T4"><text:tab/></text:span><text:span text:style-name="T4"><text:tab/></text:span><text:span text:style-name="T4">SELECT DISTINCT B.ID</text:span><text:span text:style-name="T4"><text:line-break/></text:span><text:span text:style-name="T4"><text:tab/></text:span><text:span text:style-name="T4"><text:tab/></text:span><text:span text:style-name="T4"><text:tab/></text:span><text:span text:style-name="T4">FROM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bestellung AS B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zutat AS Z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zutaten_liste as ZL </text:span><text:span text:style-name="T4"><text:line-break/></text:span><text:span text:style-name="T4"><text:tab/></text:span><text:span text:style-name="T4"><text:tab/></text:span><text:span text:style-name="T4"><text:tab/></text:span><text:span text:style-name="T4">WHERE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.fk_pizza = ZL.pizza_id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AND</text:span><text:span text:style-name="T4"><text:tab/></text:span><text:span text:style-name="T4">Z.id = ZL.zutatenListe_ID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AND NOT (Z.bezeichnung like 'Zutat1' OR Z.bezeichnung like 'Zutat2')</text:span><text:span text:style-name="T4"><text:line-break/></text:span><text:span text:style-name="T4"><text:tab/></text:span><text:span text:style-name="T4"><text:tab/></text:span><text:span text:style-name="T4">)</text:span><text:span text:style-name="T4"><text:line-break/></text:span><text:span text:style-name="T4"><text:tab/></text:span><text:span text:style-name="T4">)</text:span><text:span text:style-name="T4"><text:tab/></text:span><text:span text:style-name="T4">HAVING AnzahlBestellungen &gt;= 1;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77b7df" draw:end-color="#233c66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88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914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829cm" text:min-label-width="0.889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.743cm" text:min-label-width="0.889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658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Charter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Bitstream Charter'" style:font-family-generic="roman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Bitstream Charter'" style:font-family-generic="roman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Bitstream Charter'" style:font-family-generic="roman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99cc6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true" fo:min-height="0.813cm" fo:min-width="5.183cm" fo:padding-top="0.125cm" fo:padding-bottom="0.125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99cc66" draw:fill-image-width="0cm" draw:fill-image-height="0cm" draw:textarea-horizontal-align="center" draw:textarea-vertical-align="middl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222cm" draw:shadow="hidden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_20_1-outline1">
      <style:graphic-properties fo:min-height="13.86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2cm" fo:margin-bottom="0cm" fo:line-height="96%" fo:text-indent="0cm" style:punctuation-wrap="hanging" style:line-break="strict"/>
    </style:style>
    <style:style style:name="MP6" style:family="paragraph">
      <style:paragraph-properties text:enable-numbering="false" fo:margin-left="0cm" fo:margin-right="0cm" fo:margin-top="0.22cm" fo:margin-bottom="0cm" fo:line-height="96%" fo:text-indent="0cm" style:punctuation-wrap="hanging" style:line-break="strict" style:writing-mode="lr-tb"/>
      <style:text-properties fo:font-size="16pt"/>
    </style:style>
    <style:style style:name="MP7" style:family="paragraph">
      <style:paragraph-properties fo:margin-left="0cm" fo:margin-right="0cm" fo:line-height="119%" fo:text-align="center" fo:text-indent="0cm" style:punctuation-wrap="hanging" style:line-break="strict"/>
    </style:style>
    <style:style style:name="MP8" style:family="paragraph">
      <style:paragraph-properties fo:margin-left="0cm" fo:margin-right="0cm" fo:line-height="119%" fo:text-align="center" fo:text-indent="0cm" style:punctuation-wrap="hanging" style:line-break="strict" style:writing-mode="lr-tb"/>
      <style:text-properties fo:font-family="'Bitstream Charter'" style:font-family-generic="roman" style:font-pitch="variable"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text-indent="0cm"/>
      <style:text-properties fo:color="#000000" fo:font-family="'Bitstream Vera Serif'" style:font-family-generic="roman" style:font-pitch="variable" fo:font-size="16pt"/>
    </style:style>
    <style:style style:name="MP12" style:family="paragraph">
      <style:paragraph-properties fo:margin-left="0cm" fo:margin-right="0cm" fo:text-indent="0cm"/>
      <style:text-properties fo:font-family="'Bitstream Vera Sans'" style:font-family-generic="swiss" style:font-pitch="variable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Bitstream Charter'" style:font-family-generic="roman" style:font-pitch="variable" fo:font-size="14pt" style:font-size-asian="14pt" style:font-size-complex="14pt"/>
    </style:style>
    <style:style style:name="MT3" style:family="text">
      <style:text-properties fo:color="#ffffff" fo:font-family="'Bitstream Charter'" style:font-family-generic="roman" style:font-pitch="variable" fo:font-size="14pt" fo:language="en" fo:country="GB" style:font-size-asian="14pt" style:font-size-complex="14pt"/>
    </style:style>
    <style:style style:name="MT4" style:family="text">
      <style:text-properties fo:color="#000000" fo:font-family="'Bitstream Vera Serif'" style:font-family-generic="roman" style:font-pitch="variable" fo:font-size="16pt"/>
    </style:style>
    <style:style style:name="MT5" style:family="text">
      <style:text-properties fo:font-family="'Bitstream Vera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914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829cm" text:min-label-width="0.88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.743cm" text:min-label-width="0.889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658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_20_1" style:display-name="Default 1" style:page-layout-name="PM1" draw:style-name="Mdp1">
      <draw:custom-shape draw:name="Rectangle 11" draw:style-name="Mgr3" draw:text-style-name="MP3" draw:layer="backgroundobjects" svg:width="28cm" svg:height="4.499cm" svg:x="0cm" svg:y="0.002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71cm" svg:y="0.304cm" presentation:class="title" presentation:placeholder="true">
        <draw:text-box/>
      </draw:frame>
      <draw:frame presentation:style-name="Mpr1" draw:layer="backgroundobjects" svg:width="26.67cm" svg:height="13.86cm" svg:x="0.635cm" svg:y="4.6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531cm" presentation:class="footer">
        <draw:text-box>
          <text:p text:style-name="MP4"><text:span text:style-name="MT1"><presentation:footer/></text:span></text:p>
        </draw:text-box>
      </draw:frame>
      <draw:custom-shape draw:name="Rectangle 11" draw:style-name="Mgr3" draw:text-style-name="MP3" draw:layer="backgroundobjects" svg:width="28cm" svg:height="1.55cm" svg:x="0cm" svg:y="19.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0.68cm" svg:x="21.077cm" svg:y="19.82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name="Text Box 17" draw:style-name="Mgr4" draw:text-style-name="MP6" draw:layer="backgroundobjects" svg:width="5.683cm" svg:height="1.063cm" svg:x="2.361cm" svg:y="19.696cm">
        <text:p text:style-name="MP5"><text:span text:style-name="MT2">© </text:span><text:span text:style-name="MT2"><text:a xlink:href="http://www.soebes.de/">www.soebes.de</text:a></text:span><text:span text:style-name="MT2"> 2011</text:span></text:p>
        <draw:enhanced-geometry svg:viewBox="0 0 21600 21600" draw:type="mso-spt202" draw:enhanced-path="M 0 0 L 21600 0 21600 21600 0 21600 0 0 Z N"/>
      </draw:custom-shape>
      <draw:custom-shape draw:name="Rectangle 15" draw:style-name="Mgr5" draw:text-style-name="MP8" draw:layer="backgroundobjects" svg:width="13.185cm" svg:height="0.811cm" svg:x="6.601cm" svg:y="19.788cm">
        <text:p text:style-name="MP7"><text:span text:style-name="MT3">Case Study – Pizza bestellen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rect draw:style-name="Mgr6" draw:layer="backgroundobjects" svg:width="28cm" svg:height="4.5cm" svg:x="0cm" svg:y="0cm">
        <text:p/>
      </draw:rect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rect draw:style-name="Mgr6" draw:layer="backgroundobjects" svg:width="28cm" svg:height="4.55cm" svg:x="0cm" svg:y="16.5cm">
        <text:p/>
      </draw:rect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7" draw:text-style-name="MP9" draw:layer="backgroundobjects" svg:width="8.118cm" svg:height="2.192cm" svg:x="19.582cm" svg:y="4.5cm">
        <draw:image xlink:href="Pictures/1000020000000171000000635799F5C4.png" xlink:type="simple" xlink:show="embed" xlink:actuate="onLoad">
          <text:p/>
        </draw:image>
      </draw:frame>
      <draw:frame draw:style-name="Mgr8" draw:text-style-name="MP11" draw:layer="backgroundobjects" svg:width="8.5cm" svg:height="3.472cm" svg:x="0.5cm" svg:y="16.528cm">
        <draw:text-box>
          <text:p text:style-name="MP10"><text:span text:style-name="MT4">Web Site:</text:span></text:p>
          <text:p text:style-name="MP10"><text:span text:style-name="MT4"><text:tab/></text:span><text:span text:style-name="MT4"><text:a xlink:href="http://www.soebes.com/">www.soebes.com</text:a></text:span></text:p>
          <text:p text:style-name="MP10"><text:span text:style-name="MT4">Email:</text:span></text:p>
          <text:p text:style-name="MP10"><text:span text:style-name="MT4"><text:tab/></text:span><text:span text:style-name="MT4">training@soebes.com</text:span></text:p>
        </draw:text-box>
      </draw:frame>
      <draw:frame draw:style-name="Mgr9" draw:text-style-name="MP12" draw:layer="backgroundobjects" svg:width="10.5cm" svg:height="0.907cm" svg:x="17.1cm" svg:y="18.413cm">
        <draw:text-box>
          <text:p text:style-name="MP10"><text:span text:style-name="MT5">Dipl.Ing.(FH) Karl Heinz Marbaise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Karl Marbaise</meta:initial-creator>
    <meta:creation-date>2011-01-08T14:28:53</meta:creation-date>
    <meta:editing-duration>PT50H24M24S</meta:editing-duration>
    <meta:editing-cycles>583</meta:editing-cycles>
    <dc:date>2011-03-08T06:19:52</dc:date>
    <dc:creator>Karl Heinz Marbaise</dc:creator>
    <meta:generator>OpenOffice.org/3.2$Unix OpenOffice.org_project/320m18$Build-9502</meta:generator>
    <meta:printed-by>Karl Marbaise</meta:printed-by>
    <meta:print-date>2011-03-05T13:39:19</meta:print-date>
    <meta:document-statistic meta:object-count="361"/>
  </office:meta>
</office:document-meta>
</file>